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9872d" officeooo:paragraph-rsid="0019872d"/>
    </style:style>
    <style:style style:name="P2" style:family="paragraph" style:parent-style-name="Preformatted_20_Text">
      <style:text-properties fo:font-weight="normal" officeooo:rsid="0019872d" officeooo:paragraph-rsid="0019872d" style:font-weight-asian="normal" style:font-weight-complex="normal"/>
    </style:style>
    <style:style style:name="P3" style:family="paragraph" style:parent-style-name="Preformatted_20_Text">
      <style:text-properties fo:font-size="18pt" officeooo:rsid="001a6594" officeooo:paragraph-rsid="001a6594" style:font-size-asian="18pt" style:font-size-complex="18pt"/>
    </style:style>
    <style:style style:name="P4" style:family="paragraph" style:parent-style-name="Preformatted_20_Text">
      <style:text-properties fo:font-size="18pt" fo:font-weight="normal" officeooo:rsid="001c2e4e" officeooo:paragraph-rsid="001c2e4e" style:font-size-asian="18pt" style:font-weight-asian="normal" style:font-size-complex="18pt" style:font-weight-complex="normal"/>
    </style:style>
    <style:style style:name="P5" style:family="paragraph" style:parent-style-name="Preformatted_20_Text">
      <style:text-properties fo:font-size="10pt" fo:font-weight="normal" officeooo:rsid="001c2e4e" officeooo:paragraph-rsid="001c2e4e" style:font-size-asian="10pt" style:font-weight-asian="normal" style:font-size-complex="10pt" style:font-weight-complex="normal"/>
    </style:style>
    <style:style style:name="P6" style:family="paragraph" style:parent-style-name="Preformatted_20_Text" style:list-style-name="L1">
      <style:text-properties fo:font-size="10pt" fo:font-weight="normal" officeooo:rsid="001c2e4e" officeooo:paragraph-rsid="001c2e4e" style:font-size-asian="10pt" style:font-weight-asian="normal" style:font-size-complex="10pt" style:font-weight-complex="normal"/>
    </style:style>
    <style:style style:name="T1" style:family="text">
      <style:text-properties officeooo:rsid="0018c0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d91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Rental</text:p>
      <text:p text:style-name="Preformatted_20_Text"/>
      <text:p text:style-name="Preformatted_20_Text">1) <text:span text:style-name="T1">Build app to manage car rentals (in PHP)</text:span></text:p>
      <text:p text:style-name="Preformatted_20_Text"/>
      <text:p text:style-name="P1">2) Must be possible to “rent” a car.</text:p>
      <text:p text:style-name="P1"/>
      <text:p text:style-name="P1">3) Rented cars must show: <text:span text:style-name="T2">Name of Renter</text:span><text:span text:style-name="T3">,</text:span><text:span text:style-name="T2"> Date of rental </text:span><text:span text:style-name="T3">and</text:span><text:span text:style-name="T2"> date of return.</text:span></text:p>
      <text:p text:style-name="P1"><text:span text:style-name="T2"/></text:p>
      <text:p text:style-name="P2">4) Must be possible to return rented vehicles to be rented again</text:p>
      <text:p text:style-name="P2"/>
      <text:p text:style-name="P2">5) Must be possible to see the list of all vehicles, rented vehicles and available vehicles</text:p>
      <text:p text:style-name="P2"/>
      <text:p text:style-name="P2">6) All data must be stored in a database.</text:p>
      <text:p text:style-name="P2"/>
      <text:p text:style-name="P4">Database</text:p>
      <text:p text:style-name="P4"/>
      <text:p text:style-name="P5">Store:</text:p>
      <text:p text:style-name="P5"/>
      <text:list xml:id="list943218044" text:style-name="L1">
        <text:list-item>
          <text:p text:style-name="P6">Vehicle ID (PK) <text:span text:style-name="T4">not null auto-generate;</text:span></text:p>
        </text:list-item>
        <text:list-item>
          <text:p text:style-name="P6">Name of vehicle <text:span text:style-name="T4">varchar2(62) not null</text:span>;</text:p>
        </text:list-item>
        <text:list-item>
          <text:p text:style-name="P6">State of vehicle (rented / available) <text:span text:style-name="T4">varchar2(12);</text:span></text:p>
        </text:list-item>
        <text:list-item>
          <text:p text:style-name="P6">Name of Renter <text:span text:style-name="T4">varchar2(62) not null</text:span>;</text:p>
        </text:list-item>
        <text:list-item>
          <text:p text:style-name="P6">Date of rental <text:span text:style-name="T4">date not null</text:span>;</text:p>
        </text:list-item>
        <text:list-item>
          <text:p text:style-name="P6">Date of return <text:span text:style-name="T4">date not null</text:span>;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5T21:21:46.454000000</dc:date>
    <meta:editing-duration>PT19M26S</meta:editing-duration>
    <meta:editing-cycles>5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5" meta:word-count="116" meta:character-count="608" meta:non-whitespace-character-count="513"/>
  </office:meta>
</office:document-meta>
</file>